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font-name="Liberation Serif1"/>
    </style:style>
    <style:style style:name="T6" style:family="text">
      <style:text-properties style:font-name="Liberation Serif1" fo:font-weight="normal" style:font-weight-asian="normal" style:font-weight-complex="normal"/>
    </style:style>
    <style:style style:name="T7" style:family="text">
      <style:text-properties style:font-name="Liberation Serif1" fo:font-style="normal" style:font-style-asian="normal" style:font-style-complex="normal"/>
    </style:style>
    <style:style style:name="T8" style:family="text">
      <style:text-properties style:font-name="Liberation Serif1" fo:font-style="normal" fo:font-weight="normal" style:font-style-asian="normal" style:font-weight-asian="normal" style:font-style-complex="normal" style:font-weight-complex="normal"/>
    </style:style>
    <style:style style:name="T9" style:family="text">
      <style:text-properties style:font-name="Liberation Serif"/>
    </style:style>
    <style:style style:name="T10" style:family="text">
      <style:text-properties style:font-name="Liberation Serif" fo:font-weight="normal" style:font-weight-asian="normal" style:font-weight-complex="normal"/>
    </style:style>
    <style:style style:name="T11" style:family="text">
      <style:text-properties style:text-position="super 58%"/>
    </style:style>
    <style:style style:name="T12" style:family="text">
      <style:text-properties style:text-position="super 58%" style:font-name="Liberation Serif"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style:text-position="sub 58%" style:font-name="Liberation Serif" fo:font-weight="normal" style:font-weight-asian="normal" style:font-weight-complex="normal"/>
    </style:style>
    <style:style style:name="T18" style:family="text">
      <style:text-properties style:text-position="sub 58%" style:font-name="Liberation Serif1"/>
    </style:style>
    <style:style style:name="T19" style:family="text">
      <style:text-properties style:text-position="sub 58%" style:font-name="Liberation Serif1"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each MST is built in its own (temporary) copy of the original graph, which can be handled by one of a number of threads</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uses multiple threads, as the calculation of each node's clustering coefficient is independent</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text:soft-page-break/></text:p>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text:soft-page-break/>called</text:p>
      <text:p text:style-name="P2"/>
      <text:p text:style-name="P2"><text:tab/><text:tab/>void grow(long int n): grows n additional nodes onto the graph using the following algorithm (requires an even value of m):</text:p>
      <text:list xml:id="list1110414509" text:style-name="L1">
        <text:list-item>
          <text:list>
            <text:list-item>
              <text:list>
                <text:list-item>
                  <text:list>
                    <text:list-item>
                      <text:list>
                        <text:list-item>
                          <text:list>
                            <text:list-item>
                              <text:list>
                                <text:list-item>
                                  <text:p text:style-name="P5">select, from a uniform distribution, a random index between zero and the number of nodes in the graph minus one</text:p>
                                </text:list-item>
                                <text:list-item>
                                  <text:p text:style-name="P5">create a new node and insert it at index + 1 using Graph::insertNode(Vertex* node)</text:p>
                                </text:list-item>
                                <text:list-item>
                                  <text:p text:style-name="P5">add edges from the new node to the m/2 nodes before and the m/2 nodes after index + 1</text:p>
                                </text:list-item>
                                <text:list-item>
                                  <text:p text:style-name="P5">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text:soft-page-break/></text:p>
      <text:p text:style-name="P2"><text:tab/><text:tab/>double radialDistance(): calculates the distance from this SpatialVertex to the origin, AKA the zero vector, <text:span text:style-name="T3">0</text:span><text:span text:style-name="T4">.</text:span></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text:soft-page-break/>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502420373" text:style-name="L2">
        <text:list-item>
          <text:p text:style-name="P6">choose a random location on the sphere using the method GrowingNetwork3D::randomLocation()</text:p>
        </text:list-item>
        <text:list-item>
          <text:p text:style-name="P6">place a new SpatialVertex there and connect it to its m nearest neighbors, obtained from the method GrowingNetwork3D::findMNearestNeighbors(SpatialVertex* start)</text:p>
        </text:list-item>
        <text:list-item>
          <text:p text:style-name="P6">run GrowingNetwork3D::equalize() to attempt to evenly space the nodes across the surface of the sphere (approximately)</text:p>
        </text:list-item>
        <text:list-item>
          <text:p text:style-name="P6">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soft-page-break/><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text:soft-page-break/></text:p>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text:p text:style-name="P2"/>
      <text:p text:style-name="P1">NBall<text:span text:style-name="T2">: an N-dimensional generalization of PositiveChargeGrowingNetwork2D, which inherits from GrowingNetwork rather than PositiveChargeGrowingNetwork2D because optimization is hindered by dynamic binding<text:line-break/></text:span></text:p>
      <text:p text:style-name="P1"><text:span text:style-name="T2"><text:tab/>Macros:</text:span></text:p>
      <text:p text:style-name="P1"><text:span text:style-name="T2"/></text:p>
      <text:p text:style-name="P1"><text:span text:style-name="T2"><text:tab/><text:tab/>NBALL_DEFAULT_RADIUS: the default radius passed to the constructor, 1.0</text:span></text:p>
      <text:p text:style-name="P1"><text:span text:style-name="T2"/></text:p>
      <text:p text:style-name="P1"><text:span text:style-name="T2"><text:tab/><text:tab/>NBALL_DEFAULT_ALPHA: the default inter-node force constant passed to the constructor, 1.0</text:span></text:p>
      <text:p text:style-name="P1"><text:span text:style-name="T2"/></text:p>
      <text:p text:style-name="P1"><text:span text:style-name="T2"><text:tab/><text:tab/>NBALL_DEFAULT_GAMMA: the default time-step size passed to the constructor, 1.0</text:span></text:p>
      <text:p text:style-name="P1"><text:span text:style-name="T2"/></text:p>
      <text:p text:style-name="P1"><text:span text:style-name="T2"><text:tab/><text:tab/>NBALL_DEFAULT_TOLERANCE: the default tolerance passed to the constructor, 0.01</text:span></text:p>
      <text:p text:style-name="P1"><text:span text:style-name="T2"/></text:p>
      <text:p text:style-name="P1"><text:span text:style-name="T2"><text:tab/><text:tab/>NBALL_DEFAULT_ITERATIONS: the default maximum number of iterations passed to the constructor, 100</text:span></text:p>
      <text:p text:style-name="P2"/>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 limits the placement of nodes using NBall::randomLocation</text:p>
      <text:p text:style-name="P2"/>
      <text:p text:style-name="P2"><text:tab/><text:tab/>double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double baseGamma: the base value of the timestep size for iterations of the gradient descent algorithm</text:p>
      <text:p text:style-name="P2"/>
      <text:p text:style-name="P2"><text:soft-page-break/><text:tab/><text:tab/>double baseTolerance: the base value of the tolerance for movement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text:tab/>long int iterationWeights: a variable tracking the weighted number of iterations performed in Nball::gradientDescent, where the weight of an iteration is N * N</text:p>
      <text:p text:style-name="P2"/>
      <text:p text:style-name="P2"><text:tab/>Methods:</text:p>
      <text:p text:style-name="P2"/>
      <text:p text:style-name="P2"><text:tab/><text:tab/>Nball(long int n, long int m, long int d, double r = NBALL_DEFAULT_RADIUS, double a = NBALL_DEFAULT_ALPHA, double g = NBALL_DEFAULT_GAMMA, double t = NBALL_DEFAULT_TOLERANCE, long int i = NBALL_DEFAULT_ITERATIONS): constructor with some default parameters (number of nodes, new links formed per node, dimension, and the defaults: radius, gamma, alpha, tolerance, and iterations)</text:p>
      <text:p text:style-name="P2"/>
      <text:p text:style-name="P2"><text:tab/><text:tab/>SpatialVertex* getNode(long int i): overrides Graph::getNode to automatically cast retrieved nodes to SpatialVertices*</text:p>
      <text:p text:style-name="P2"/>
      <text:p text:style-name="P2"><text:tab/><text:tab/>void grow(long int n): adds n new nodes, applying NBall::gradientDescent <text:s/>between them, and adjusting the value of beta after each addition</text:p>
      <text:p text:style-name="P2"/>
      <text:p text:style-name="P2"><text:tab/><text:tab/>double* randomLocation(): generates a random location in DIM dimensions by randomly selecting a point from a uniform distribution over the appropriate n-cube, then discarding it and trying again if it has a radius greater than the allowed radius (which becomes more probable as DIM grows)</text:p>
      <text:p text:style-name="P2"/>
      <text:p text:style-name="P2"><text:tab/><text:tab/>double linearDistance(Vertex* a, Vertex* b): overrides GrowingNetwork::linearDistance to apply to SpatialVertices*; unsafe for use with any class that is not a SpatialVertex or a derived class</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P2"><text:tab/><text:tab/>double*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2"><text:tab/><text:tab/>double calculatePotential(): calculates the sum of the potential energies of all of the nodes in the NBall, where the potential energy of a single node </text:span><text:span text:style-name="T15">i</text:span><text:span text:style-name="T2"> is <text:s/>-</text:span><text:span text:style-name="T6">Σα</text:span><text:span text:style-name="T10">/(r</text:span><text:span text:style-name="T17">ij</text:span><text:span text:style-name="T12">D-2</text:span>) + <text:span text:style-name="T5">βr</text:span><text:span text:style-name="T18">i0</text:span><text:span text:style-name="T11">2</text:span><text:span text:style-name="T9">/2, where </text:span><text:span text:style-name="T6">α is the inter-node force constant, </text:span><text:span text:style-name="T10">r</text:span><text:span text:style-name="T17">ij</text:span> is the distance between node <text:span text:style-name="T14">i</text:span> and some node <text:span text:style-name="T14">j</text:span><text:span text:style-name="T16">, summed over all nodes such that i != j, D is the dimension of the space, </text:span><text:span text:style-name="T7">β is the attractive cloud force constant (equal to </text:span><text:span text:style-name="T8">αN), and r</text:span><text:span text:style-name="T19">i0</text:span> is the distance between node <text:span text:style-name="T14">i</text:span><text:span text:style-name="T16"> and the origin</text:span></text:p>
      <text:p text:style-name="P3"/>
      <text:p text:style-name="P3"><text:tab/><text:tab/>double calculateMinimumPotential(): given implicit knowledge of the number of nodes N and the dimension DIM, this method calculates the minimum potential energy of the NBall (or rather <text:soft-page-break/>will, once a general computational solution is found)</text:p>
      <text:p text:style-name="P3"/>
      <text:p text:style-name="Standard"><text:span text:style-name="T16"><text:tab/><text:tab/>void equalize(): calls NBall::gradientDescent with the parameter gamma scaling with 1/N</text:span><text:span text:style-name="T13">1+1/D</text:span>, and the tolerance and maximum iterations not scaling at all</text:p>
      <text:p text:style-name="Standard"/>
      <text:p text:style-name="Standard"><text:tab/><text:tab/>void gradientDescent(double gamma, double tolerance, long int maxItr): using the results of NBall::sumForces for all nodes, this method allows the forces on each node to push them around until either a) the algorithm performs the maximum allowed number of iterations (maxItr), or b) until the maximum scalar displacement of all nodes in the NBall in a single timestep is less than the highest tolerated movement (tolerance * radius of average volume per node)</text:p>
      <text:p text:style-name="Standard"/>
      <text:p text:style-name="Standard"><text:tab/><text:tab/>~NBall(): an empty destructor which currently does nothing but call ~GrowingNetwork() as part of its default behavior</text:p>
      <text:p text:style-name="P2"/>
      <text:p text:style-name="P2"><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7-01T11:13:37</dc:date>
    <meta:editing-duration>PT12H2M8S</meta:editing-duration>
    <meta:editing-cycles>167</meta:editing-cycles>
    <meta:generator>LibreOffice/3.5$Linux_x86 LibreOffice_project/350m1$Build-2</meta:generator>
    <meta:document-statistic meta:table-count="0" meta:image-count="0" meta:object-count="0" meta:page-count="10" meta:paragraph-count="145" meta:word-count="3614" meta:character-count="24064" meta:non-whitespace-character-count="20338"/>
  </office:meta>
</office:document-meta>
</file>